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Akapit_20_z_20_listą">
      <style:paragraph-properties fo:margin-left="2.54cm" fo:margin-right="0cm" fo:line-height="150%" fo:text-indent="0cm" style:auto-text-indent="false" fo:background-color="transparent" style:shadow="none">
        <style:background-image/>
      </style:paragraph-properties>
      <style:text-properties style:font-name="Times New Roman" fo:font-size="12pt" style:font-size-asian="12pt" style:font-size-complex="12pt"/>
    </style:style>
    <style:style style:name="P2" style:family="paragraph" style:parent-style-name="Standard">
      <style:paragraph-properties fo:line-height="150%" fo:background-color="transparent" style:shadow="none">
        <style:background-image/>
      </style:paragraph-properties>
      <style:text-properties style:font-name="Times New Roman" fo:font-size="12pt" style:font-size-asian="12pt" style:font-size-complex="12pt"/>
    </style:style>
    <style:style style:name="P3" style:family="paragraph" style:parent-style-name="Standard">
      <style:paragraph-properties fo:line-height="150%" fo:text-align="center" style:justify-single-word="false" fo:background-color="transparent" style:shadow="none">
        <style:background-image/>
      </style:paragraph-properties>
      <style:text-properties style:font-name="Times New Roman" fo:font-size="14pt" fo:font-weight="bold" style:font-size-asian="14pt" style:font-weight-asian="bold" style:font-size-complex="14pt"/>
    </style:style>
    <style:style style:name="P4" style:family="paragraph" style:parent-style-name="Standard">
      <style:paragraph-properties fo:margin-left="1.249cm" fo:margin-right="0cm" fo:line-height="150%" fo:text-indent="1.249cm" style:auto-text-indent="false" fo:background-color="transparent" style:shadow="none">
        <style:background-image/>
      </style:paragraph-properties>
      <style:text-properties style:font-name="Times New Roman" fo:font-size="12pt" style:font-size-asian="12pt" style:font-size-complex="12pt"/>
    </style:style>
    <style:style style:name="P5" style:family="paragraph" style:parent-style-name="Standard">
      <style:paragraph-properties fo:margin-left="2.498cm" fo:margin-right="0cm" fo:line-height="150%" fo:text-indent="0cm" style:auto-text-indent="false" fo:background-color="transparent" style:shadow="none">
        <style:background-image/>
      </style:paragraph-properties>
      <style:text-properties style:font-name="Times New Roman" fo:font-size="12pt" style:font-size-asian="12pt" style:font-size-complex="12pt"/>
    </style:style>
    <style:style style:name="P6" style:family="paragraph" style:parent-style-name="Standard" style:master-page-name="">
      <style:paragraph-properties fo:line-height="150%" style:page-number="auto" fo:background-color="transparent" style:shadow="none">
        <style:background-image/>
      </style:paragraph-properties>
      <style:text-properties style:font-name="Times New Roman" fo:font-size="12pt" style:font-size-asian="12pt" style:font-size-complex="12pt"/>
    </style:style>
    <style:style style:name="P7" style:family="paragraph" style:parent-style-name="Standard" style:list-style-name="WW8Num2">
      <style:paragraph-properties fo:line-height="150%" fo:text-align="justify" style:justify-single-word="false" fo:background-color="transparent" style:shadow="none">
        <style:tab-stops/>
        <style:background-image/>
      </style:paragraph-properties>
      <style:text-properties style:font-name="Times New Roman" fo:font-size="12pt" fo:font-weight="normal" officeooo:paragraph-rsid="001e7862" style:font-size-asian="12pt" style:font-weight-asian="normal" style:font-size-complex="12pt" style:font-weight-complex="normal"/>
    </style:style>
    <style:style style:name="P8" style:family="paragraph" style:parent-style-name="Standard" style:list-style-name="WW8Num2">
      <style:paragraph-properties fo:line-height="150%" fo:text-align="justify" style:justify-single-word="false" fo:background-color="transparent" style:shadow="none">
        <style:tab-stops/>
        <style:background-image/>
      </style:paragraph-properties>
      <style:text-properties style:font-name="Times New Roman" fo:font-size="12pt" fo:font-weight="normal" officeooo:paragraph-rsid="00206059" style:font-size-asian="12pt" style:font-weight-asian="normal" style:font-size-complex="12pt" style:font-weight-complex="normal"/>
    </style:style>
    <style:style style:name="P9" style:family="paragraph" style:parent-style-name="Standard" style:list-style-name="WW8Num2">
      <style:paragraph-properties fo:line-height="150%" fo:text-align="justify" style:justify-single-word="false" fo:background-color="transparent" style:shadow="none">
        <style:tab-stops>
          <style:tab-stop style:position="0.799cm"/>
          <style:tab-stop style:position="1.669cm"/>
        </style:tab-stops>
        <style:background-image/>
      </style:paragraph-properties>
      <style:text-properties style:font-name="Times New Roman" fo:font-size="12pt" fo:font-weight="normal" officeooo:paragraph-rsid="001e7862" style:font-size-asian="12pt" style:font-weight-asian="normal" style:font-size-complex="12pt" style:font-weight-complex="normal"/>
    </style:style>
    <style:style style:name="P10" style:family="paragraph" style:parent-style-name="Standard" style:list-style-name="WW8Num2">
      <style:paragraph-properties fo:line-height="150%" fo:text-align="justify" style:justify-single-word="false" fo:background-color="transparent" style:shadow="none">
        <style:tab-stops>
          <style:tab-stop style:position="0.799cm"/>
          <style:tab-stop style:position="1.669cm"/>
        </style:tab-stops>
        <style:background-image/>
      </style:paragraph-properties>
      <style:text-properties style:font-name="Times New Roman" fo:font-size="12pt" fo:font-weight="normal" officeooo:paragraph-rsid="00206059" style:font-size-asian="12pt" style:font-weight-asian="normal" style:font-size-complex="12pt" style:font-weight-complex="normal"/>
    </style:style>
    <style:style style:name="P11" style:family="paragraph" style:parent-style-name="Standard" style:list-style-name="WW8Num2">
      <style:paragraph-properties fo:line-height="150%" fo:text-align="justify" style:justify-single-word="false" fo:background-color="transparent" style:shadow="none">
        <style:tab-stops>
          <style:tab-stop style:position="0.272cm"/>
          <style:tab-stop style:position="1.669cm"/>
        </style:tab-stops>
        <style:background-image/>
      </style:paragraph-properties>
      <style:text-properties style:font-name="Times New Roman" fo:font-size="12pt" fo:font-weight="normal" officeooo:paragraph-rsid="001e7862" style:font-size-asian="12pt" style:font-weight-asian="normal" style:font-size-complex="12pt" style:font-weight-complex="normal"/>
    </style:style>
    <style:style style:name="P12" style:family="paragraph" style:parent-style-name="Standard" style:list-style-name="WW8Num2">
      <style:paragraph-properties fo:line-height="150%" fo:text-align="justify" style:justify-single-word="false" fo:background-color="transparent" style:shadow="none">
        <style:tab-stops>
          <style:tab-stop style:position="0.291cm"/>
          <style:tab-stop style:position="1.669cm"/>
        </style:tab-stops>
        <style:background-image/>
      </style:paragraph-properties>
      <style:text-properties style:font-name="Times New Roman" fo:font-size="12pt" fo:font-weight="normal" officeooo:paragraph-rsid="001e7862" style:font-size-asian="12pt" style:font-weight-asian="normal" style:font-size-complex="12pt" style:font-weight-complex="normal"/>
    </style:style>
    <style:style style:name="P13" style:family="paragraph" style:parent-style-name="Standard" style:list-style-name="WW8Num2">
      <style:paragraph-properties fo:margin-left="2.004cm" fo:margin-right="0cm" fo:line-height="150%" fo:text-indent="-0.621cm" style:auto-text-indent="false" fo:background-color="transparent" style:shadow="none">
        <style:tab-stops/>
        <style:background-image/>
      </style:paragraph-properties>
      <style:text-properties style:font-name="Times New Roman" fo:font-size="12pt" fo:font-weight="bold" officeooo:paragraph-rsid="001e7862" style:font-size-asian="12pt" style:font-weight-asian="bold" style:font-size-complex="12pt" style:font-weight-complex="bold"/>
    </style:style>
    <style:style style:name="P14" style:family="paragraph" style:parent-style-name="Standard" style:list-style-name="WW8Num2">
      <style:paragraph-properties fo:margin-left="2.992cm" fo:margin-right="0cm" fo:line-height="150%" fo:text-align="justify" style:justify-single-word="false" fo:text-indent="-0.635cm" style:auto-text-indent="false" fo:background-color="transparent" style:shadow="none">
        <style:tab-stops/>
        <style:background-image/>
      </style:paragraph-properties>
      <style:text-properties style:font-name="Times New Roman" fo:font-size="12pt" officeooo:paragraph-rsid="001e7862" style:font-size-asian="12pt" style:font-size-complex="12pt"/>
    </style:style>
    <style:style style:name="P15" style:family="paragraph" style:parent-style-name="Standard" style:list-style-name="WW8Num2">
      <style:paragraph-properties fo:margin-left="1.976cm" fo:margin-right="0cm" fo:line-height="150%" fo:text-align="justify" style:justify-single-word="false" fo:text-indent="-0.635cm" style:auto-text-indent="false" fo:background-color="transparent" style:shadow="none">
        <style:tab-stops/>
        <style:background-image/>
      </style:paragraph-properties>
      <style:text-properties style:font-name="Times New Roman" fo:font-size="12pt" fo:font-weight="bold" officeooo:paragraph-rsid="001e7862" style:font-size-asian="12pt" style:font-weight-asian="bold" style:font-size-complex="12pt" style:font-weight-complex="bold"/>
    </style:style>
    <style:style style:name="P16" style:family="paragraph" style:parent-style-name="Standard" style:list-style-name="WW8Num2">
      <style:paragraph-properties fo:margin-left="3.02cm" fo:margin-right="0cm" fo:line-height="150%" fo:text-align="justify" style:justify-single-word="false" fo:text-indent="-0.635cm" style:auto-text-indent="false" fo:background-color="transparent" style:shadow="none">
        <style:tab-stops/>
        <style:background-image/>
      </style:paragraph-properties>
      <style:text-properties style:font-name="Times New Roman" fo:font-size="12pt" officeooo:paragraph-rsid="001e7862" style:font-size-asian="12pt" style:font-size-complex="12pt"/>
    </style:style>
    <style:style style:name="P17" style:family="paragraph" style:parent-style-name="Standard" style:list-style-name="WW8Num2">
      <style:paragraph-properties fo:margin-left="2.004cm" fo:margin-right="0cm" fo:line-height="150%" fo:text-align="justify" style:justify-single-word="false" fo:text-indent="-0.635cm" style:auto-text-indent="false" fo:background-color="transparent" style:shadow="none">
        <style:tab-stops>
          <style:tab-stop style:position="0.799cm"/>
          <style:tab-stop style:position="1.669cm"/>
        </style:tab-stops>
        <style:background-image/>
      </style:paragraph-properties>
      <style:text-properties style:font-name="Times New Roman" fo:font-size="12pt" fo:font-weight="bold" officeooo:paragraph-rsid="001e7862" style:font-size-asian="12pt" style:font-weight-asian="bold" style:font-size-complex="12pt" style:font-weight-complex="bold"/>
    </style:style>
    <style:style style:name="P18" style:family="paragraph" style:parent-style-name="Standard" style:list-style-name="WW8Num2">
      <style:paragraph-properties fo:margin-left="2.06cm" fo:margin-right="0cm" fo:line-height="150%" fo:text-align="justify" style:justify-single-word="false" fo:text-indent="-0.635cm" style:auto-text-indent="false" fo:background-color="transparent" style:shadow="none">
        <style:tab-stops>
          <style:tab-stop style:position="0.799cm"/>
          <style:tab-stop style:position="1.669cm"/>
        </style:tab-stops>
        <style:background-image/>
      </style:paragraph-properties>
      <style:text-properties style:font-name="Times New Roman" fo:font-size="12pt" fo:font-weight="bold" officeooo:paragraph-rsid="001e7862" style:font-size-asian="12pt" style:font-weight-asian="bold" style:font-size-complex="12pt" style:font-weight-complex="bold"/>
    </style:style>
    <style:style style:name="P19" style:family="paragraph" style:parent-style-name="Akapit_20_z_20_listą" style:list-style-name="WW8Num1">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style>
    <style:style style:name="P20" style:family="paragraph" style:parent-style-name="Akapit_20_z_20_listą" style:list-style-name="WW8Num5">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style>
    <style:style style:name="P21" style:family="paragraph" style:parent-style-name="Akapit_20_z_20_listą" style:list-style-name="WW8Num6">
      <style:paragraph-properties fo:line-height="150%" fo:background-color="transparent" style:shadow="none">
        <style:background-image/>
      </style:paragraph-properties>
      <style:text-properties style:font-name="Times New Roman" fo:font-size="12pt" style:font-size-asian="12pt" style:font-size-complex="12pt"/>
    </style:style>
    <style:style style:name="P22" style:family="paragraph" style:parent-style-name="Akapit_20_z_20_listą" style:list-style-name="WW8Num4">
      <style:paragraph-properties fo:line-height="150%" fo:background-color="transparent" style:shadow="none">
        <style:background-image/>
      </style:paragraph-properties>
      <style:text-properties style:font-name="Times New Roman" fo:font-size="12pt" style:font-size-asian="12pt" style:font-size-complex="12pt"/>
    </style:style>
    <style:style style:name="P23" style:family="paragraph" style:parent-style-name="Akapit_20_z_20_listą" style:list-style-name="WW8Num7">
      <style:paragraph-properties fo:line-height="150%" fo:background-color="transparent" style:shadow="none">
        <style:background-image/>
      </style:paragraph-properties>
      <style:text-properties style:font-name="Times New Roman" fo:font-size="12pt" style:font-size-asian="12pt" style:font-size-complex="12pt"/>
    </style:style>
    <style:style style:name="P24" style:family="paragraph" style:parent-style-name="Akapit_20_z_20_listą" style:list-style-name="WW8Num3">
      <style:paragraph-properties fo:line-height="150%" fo:background-color="transparent" style:shadow="none">
        <style:background-image/>
      </style:paragraph-properties>
      <style:text-properties style:font-name="Times New Roman" fo:font-size="12pt" style:font-size-asian="12pt" style:font-size-complex="12pt"/>
    </style:style>
    <style:style style:name="P25" style:family="paragraph" style:parent-style-name="Akapit_20_z_20_listą" style:list-style-name="WW8Num2">
      <style:paragraph-properties fo:line-height="150%" fo:background-color="transparent" style:shadow="none">
        <style:background-image/>
      </style:paragraph-properties>
      <style:text-properties style:font-name="Times New Roman" fo:font-size="12pt" style:font-size-asian="12pt" style:font-size-complex="12pt"/>
    </style:style>
    <style:style style:name="P26" style:family="paragraph" style:parent-style-name="Akapit_20_z_20_listą" style:list-style-name="WW8Num5">
      <style:paragraph-properties fo:margin-left="3cm" fo:margin-right="0cm" fo:line-height="150%" fo:text-indent="-0.568cm" style:auto-text-indent="false" fo:background-color="transparent" style:shadow="none">
        <style:background-image/>
      </style:paragraph-properties>
      <style:text-properties style:font-name="Times New Roman" fo:font-size="12pt" style:font-size-asian="12pt" style:font-size-complex="12pt"/>
    </style:style>
    <style:style style:name="P27" style:family="paragraph" style:parent-style-name="Akapit_20_z_20_listą" style:list-style-name="WW8Num5">
      <style:paragraph-properties fo:margin-left="3cm" fo:margin-right="0cm" fo:line-height="150%" fo:text-indent="-0.499cm" style:auto-text-indent="false" fo:background-color="transparent" style:shadow="none">
        <style:background-image/>
      </style:paragraph-properties>
      <style:text-properties style:font-name="Times New Roman" fo:font-size="12pt" style:font-size-asian="12pt" style:font-size-complex="12pt"/>
    </style:style>
    <style:style style:name="P28" style:family="paragraph" style:parent-style-name="Akapit_20_z_20_listą" style:list-style-name="WW8Num2">
      <style:paragraph-properties fo:margin-top="0cm" fo:margin-bottom="0.353cm" style:contextual-spacing="false" fo:line-height="150%" fo:background-color="transparent" style:shadow="none">
        <style:background-image/>
      </style:paragraph-properties>
      <style:text-properties style:font-name="Times New Roman" fo:font-size="12pt" style:font-size-asian="12pt" style:font-size-complex="12pt"/>
    </style:style>
    <style:style style:name="P29" style:family="paragraph" style:parent-style-name="Akapit_20_z_20_listą" style:list-style-name="WW8Num2">
      <style:paragraph-properties fo:margin-left="0.988cm" fo:margin-right="0cm" fo:margin-top="0cm" fo:margin-bottom="0.353cm" style:contextual-spacing="false" fo:line-height="150%" fo:text-indent="-0.621cm" style:auto-text-indent="false" fo:background-color="transparent" style:shadow="none">
        <style:tab-stops>
          <style:tab-stop style:position="2.427cm"/>
        </style:tab-stops>
        <style:background-image/>
      </style:paragraph-properties>
      <style:text-properties style:font-name="Times New Roman" fo:font-size="12pt" fo:font-weight="bold" officeooo:paragraph-rsid="001e7862" style:font-size-asian="12pt" style:font-weight-asian="bold" style:font-size-complex="12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e7862"/>
    </style:style>
    <style:style style:name="T5" style:family="text">
      <style:text-properties officeooo:rsid="002060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gdalena Sarzyńska</text:p>
      <text:p text:style-name="P2">Adam Bławat</text:p>
      <text:p text:style-name="P2">Patryk Zakrzewski</text:p>
      <text:p text:style-name="P3">System zarządzania Apteką</text:p>
      <text:list xml:id="list1653234875" text:style-name="WW8Num1">
        <text:list-item>
          <text:p text:style-name="P19">Wprowadzenie</text:p>
        </text:list-item>
      </text:list>
      <text:list xml:id="list997182351" text:style-name="WW8Num5">
        <text:list-item>
          <text:list>
            <text:list-item>
              <text:p text:style-name="P20">Cel dokumentu</text:p>
            </text:list-item>
          </text:list>
        </text:list-item>
      </text:list>
      <text:p text:style-name="P1">System przeznaczony jest dla użytkowników systemu (kierownika i pracowników). Przedstawia on ogólny opis działania systemu wspomagania pracy apteki jak i wymagania funkcjonalne i niefunkcjonalne.</text:p>
      <text:list xml:id="list455689941" text:continue-numbering="true" text:style-name="WW8Num5">
        <text:list-item>
          <text:list>
            <text:list-item>
              <text:p text:style-name="P20">Zakres produktu</text:p>
              <text:list>
                <text:list-item>
                  <text:p text:style-name="P26">System ma za zadanie ułatwić pracę kierownikowi i pracownikom poprzez sprawdzenie w systemie czy dany lek jest na stanie apteki oraz kiedy i na ile sztuk należy złożyć zamówienie aby nigdy nie brakowało asortymentu na składzie magazynu tudzież apteki. Można sprawdzić również cenę danego leku z receptą oraz bez niej, wyszukać produktu po kodzie kreskowym oraz po nazwie. Istnieje również możliwość drukowania: faktury, paragonu lub faktury i paragonu jednocześnie.</text:p>
                </text:list-item>
                <text:list-item>
                  <text:p text:style-name="P27">Głównymi zagrożeniami systemu jest znalezienie jednakowego (ostatniego) leku na stanie magazynu w jednakowym czasie i przekazanie takowej informacji klientom. Rozwiązaniem tego problemu jest informacja systemu odnośnie czasu ostatniego sprawdzania danego zapytania. Innym problemem może być zbyt późne zamówienie leku, dlatego system przesyła informację odnośnie niewielkiej ilości leków, w momencie kiedy są one w ilości zdefiniowanej wcześniej (minimalna wartość to więcej niż jeden) na stanie apteki.</text:p>
                </text:list-item>
                <text:list-item>
                  <text:p text:style-name="P27">System ma pozwolić na sprawdzenie czy lek jest na stanie apteki, sprawdzenie jego ceny oraz po wykupieniu zdjęcie produktu ze stanu apteki, tworzenie listy zamówień. System będzie dawał możliwość edycji listy <text:soft-page-break/>zamówień tylko przez kierownika. Takiej możliwości nie będzie miał pracownik.</text:p>
                </text:list-item>
              </text:list>
            </text:list-item>
            <text:list-item>
              <text:p text:style-name="P20">Definicje, skróty</text:p>
            </text:list-item>
          </text:list>
        </text:list-item>
      </text:list>
      <text:list xml:id="list1910109165" text:style-name="WW8Num6">
        <text:list-item>
          <text:p text:style-name="P21"><text:span text:style-name="T1">Kierownik</text:span> – użytkownik uprawniony do składania zamówień, edytowania ich, sprawdzania statystyk sprzedaży poszczególnych pracowników, oraz tworzenia nowych kont pracownika, tworzenie harmonogramu pracy</text:p>
        </text:list-item>
        <text:list-item>
          <text:p text:style-name="P21"><text:span text:style-name="T1">Pracownik</text:span> – użytkownik, który ma możliwość logowania się do systemu na swoje indywidualne konto, sprawdzanie ceny danego leku, sprzedanie go (ilość leków na stanie zmniejszona o 1 w przypadku sprzedania jednej sztuki), zgłoszenie nadchodzącej planowanej nieobecności, sprawdzenie harmonogramu własnej pracy</text:p>
        </text:list-item>
        <text:list-item>
          <text:p text:style-name="P21"><text:span text:style-name="T1">Lista leków na stanie Apteki</text:span> – baza z informacją o nazwie danego leku, cenie z receptą, cenie bez recepty, ilości leków w obecnej chwili w aptece, ilości leków przy których powinno być złożone zamówienie na lek</text:p>
        </text:list-item>
        <text:list-item>
          <text:p text:style-name="P21"><text:span text:style-name="T1">Lista zamówień</text:span> – nazwa leku, ilość zamawiana, cena u producenta, adres producenta</text:p>
        </text:list-item>
        <text:list-item>
          <text:p text:style-name="P21"><text:span text:style-name="T1">Statystyki sprzedaży</text:span> – wykres oraz arkusz wyliczeń sprzedaży leków dla poszczególnych pracowników</text:p>
        </text:list-item>
        <text:list-item>
          <text:p text:style-name="P21"><text:span text:style-name="T1">Harmonogram pracy</text:span> – tworzony przez kierownika widok danego miesiąca z możliwością za pomocą interfejsu ustawienia czasu pracy dla poszczególnych pracowników. Dany użytkownik widzi tylko czas pracy dla własnego konta</text:p>
        </text:list-item>
      </text:list>
      <text:p text:style-name="P1"/>
      <text:list xml:id="list750255557" text:continue-list="list455689941" text:style-name="WW8Num5">
        <text:list-item>
          <text:list>
            <text:list-item>
              <text:p text:style-name="P20">Struktura dokumentu</text:p>
            </text:list-item>
          </text:list>
        </text:list-item>
      </text:list>
      <text:p text:style-name="P1">I część dokumentu to wstępny opis systemu: </text:p>
      <text:list xml:id="list132943269" text:style-name="WW8Num4">
        <text:list-item>
          <text:p text:style-name="P22">cel dokumentu – dla kogo ten dokument oraz co przedstawia</text:p>
        </text:list-item>
        <text:list-item>
          <text:p text:style-name="P22"><text:soft-page-break/>zakres produktu – na czym polega problem, kogo dotyczy, jakie niesie ze sobą zagrożenia, propozycje rozwiązania oraz co będzie można w ten sposób zrobić, a czego nie</text:p>
        </text:list-item>
        <text:list-item>
          <text:p text:style-name="P22">definicje, skróty – opis poszczególnych sformułowań użytych w dokumencie</text:p>
        </text:list-item>
      </text:list>
      <text:p text:style-name="P4">II część dokumentu to ogólny opis produktu:</text:p>
      <text:list xml:id="list667246531" text:style-name="WW8Num7">
        <text:list-item>
          <text:p text:style-name="P23">Środowisko pracy – system w jakim będzie pracował system, granice odpowiedzialności systemu</text:p>
        </text:list-item>
        <text:list-item>
          <text:p text:style-name="P23">Użytkownicy – charakterystyka poszczególnych użytkowników</text:p>
        </text:list-item>
        <text:list-item>
          <text:p text:style-name="P23">Najważniejsze funkcje produktu – funkcje według hierarchii</text:p>
        </text:list-item>
        <text:list-item>
          <text:p text:style-name="P23">Ograniczenia – typy danych, ograniczenia systemu</text:p>
        </text:list-item>
        <text:list-item>
          <text:p text:style-name="P23">Założenia i zależności</text:p>
        </text:list-item>
      </text:list>
      <text:p text:style-name="P5">III część dokumentu to wymagania funkcjonalne:</text:p>
      <text:list xml:id="list1502940406" text:style-name="WW8Num3">
        <text:list-item>
          <text:p text:style-name="P24">Opis funkcjonalności/usług</text:p>
        </text:list-item>
        <text:list-item>
          <text:p text:style-name="P24">Interfejsy zewnętrzne – dane wejściowe i wyjściowe, ograniczania</text:p>
        </text:list-item>
      </text:list>
      <text:p text:style-name="P5">IV część dokumentu to wymagania niefunkcjonalne:</text:p>
      <text:list xml:id="list1901431792" text:style-name="WW8Num2">
        <text:list-item>
          <text:p text:style-name="P25">Wymagania produkcyjne – użyteczności, sprawność, niezawodność, przenośność</text:p>
        </text:list-item>
        <text:list-item>
          <text:p text:style-name="P25">Wymagania organizacyjne – implementacje, standardy</text:p>
        </text:list-item>
        <text:list-item>
          <text:p text:style-name="P28">Wymagania zewnętrzne – etyczne</text:p>
          <text:p text:style-name="P29">2. Ogólny opis produktu </text:p>
          <text:p text:style-name="P13">2.1. Środowisko pracy</text:p>
          <text:p text:style-name="P14">System będzie pracował jako scentralizowana baza kont wszystkich pracowników apteki wraz z bazą danych zawierającą konieczne informacje <text:soft-page-break/>dotyczące pracowników, usług i leków. Fizycznie będzie umieszczony w jednym z pomieszczeń należących do apteki.</text:p>
          <text:p text:style-name="P15">2.2. Użytkownicy</text:p>
          <text:p text:style-name="P14"><text:span text:style-name="T2">2.2.1 </text:span><text:span text:style-name="T3">Kierownik/Administrator – osoba zarządzająca zarówno systemem jak i całą pracą apteki. Posiada dostęp do całej funkcjonalności systemu w tym również do odczytu i modyfikacji bazy danych. Może tworzyć/usuwać inne konta (Pracownik) lub tymczasowo wykonywać wykonywać zadania przeznaczone dla tych kont.</text:span></text:p>
          <text:p text:style-name="P16"><text:span text:style-name="T2">2.2.2 </text:span><text:span text:style-name="T3">Pracownik – osoba mająca wyznaczone obowiązki, wyznaczone godziny pracy i ściśle określone prawa do dostępu do ustalonych funkcji systemu. Zakres w jakim pracownik może korzystać z funkcji systemu może być modyfikowany (przez Kierownika) aby dostosować konto do charakteru pracy pracownika.</text:span></text:p>
          <text:p text:style-name="P15">2.3. Najważniejsze funkcje produktu</text:p>
        </text:list-item>
        <text:list-item>
          <text:p text:style-name="P7"><text:span text:style-name="T4">przechowywanie i obsługa kont wszystkich pracowników,</text:span></text:p>
        </text:list-item>
        <text:list-item>
          <text:p text:style-name="P8"><text:span text:style-name="T5">przechowywanie bazy danych leków,</text:span></text:p>
        </text:list-item>
        <text:list-item>
          <text:p text:style-name="P8"><text:span text:style-name="T5">archiwizowanie informacji o transakcjach klientów,</text:span></text:p>
        </text:list-item>
        <text:list-item>
          <text:p text:style-name="P10"><text:span text:style-name="T5">weryfikowanie, wyszukiwanie, modyfikowanie danych o lekach,</text:span></text:p>
        </text:list-item>
        <text:list-item>
          <text:p text:style-name="P10"><text:span text:style-name="T5">informowanie innych użytkowników o nagłych sytuacjach,</text:span></text:p>
        </text:list-item>
        <text:list-item>
          <text:p text:style-name="P9">prowadzenie statystyk w celu usprawnienia dostaw, oceny pracy pracowników itd.</text:p>
          <text:p text:style-name="P17">2.4 Ograniczenia</text:p>
        </text:list-item>
        <text:list-item>
          <text:p text:style-name="P9">niemożliwe jest zrealizowanie recepty bez logowania do systemu,</text:p>
        </text:list-item>
        <text:list-item>
          <text:p text:style-name="P9">pracownikowi niezalogowanemu nie naliczane są godziny pracy,</text:p>
        </text:list-item>
        <text:list-item>
          <text:p text:style-name="P11">bez zalogowania do systemu nie można się dowiedzieć niczego związanego ze stanem leków w magazynie.</text:p>
          <text:p text:style-name="P18"><text:soft-page-break/>2.5 Zależności</text:p>
        </text:list-item>
        <text:list-item>
          <text:p text:style-name="P12">realizacja recepty wiąże się z zarejestrowaniem przez system wszystkich informacji o tej <text:tab/>operacji (również jaki pracownik ją wykonał),</text:p>
        </text:list-item>
        <text:list-item>
          <text:p text:style-name="P10">każde zamówienie od dostawcy wiąże się z zarejestrowaniem tego w systemie,</text:p>
        </text:list-item>
        <text:list-item>
          <text:p text:style-name="P10">operacje wykonywane przez jakichkolwiek użytkowników na bazie leków, będą natychmiast uaktualniały stan tej bazy,</text:p>
        </text:list-item>
        <text:list-item>
          <text:p text:style-name="P10"><text:span text:style-name="T5">system musi być kompatybilny z urządzeniami odczytującymi kod kreskowy z opakowań lekó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style:font-name="Calibri" fo:font-size="11pt" fo:language="pl" fo:country="PL"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kapit_20_z_20_listą" style:display-name="Akapit z listą" style:family="paragraph" style:parent-style-name="Standard">
      <style:paragraph-properties fo:margin="100%" fo:margin-left="1.27cm" fo:margin-right="0cm" fo:text-indent="0cm" style:auto-text-indent="false"/>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fo:font-weight="bold" style:font-weight-asian="bold"/>
    </style:style>
    <style:style style:name="WW8Num8z0"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z1" style:num-prefix="I."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5z0" text:bullet-char="">
        <style:list-level-properties text:list-level-position-and-space-mode="label-alignment">
          <style:list-level-label-alignment text:label-followed-by="listtab" fo:text-indent="-0.318cm" fo:margin-left="2.819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o">
        <style:list-level-properties text:list-level-position-and-space-mode="label-alignment">
          <style:list-level-label-alignment text:label-followed-by="listtab" fo:text-indent="-0.635cm" fo:margin-left="3.136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walski Ryszard</meta:initial-creator>
    <meta:creation-date>2012-11-12T20:01:00</meta:creation-date>
    <dc:date>2012-11-20T23:07:30</dc:date>
    <meta:editing-cycles>4</meta:editing-cycles>
    <meta:editing-duration>P23DT22H48M48S</meta:editing-duration>
    <meta:generator>LibreOffice/3.6$Linux_x86 LibreOffice_project/58f22d5-270d05a-e2abed1-ea17a85-9b5702</meta:generator>
    <dc:creator>Adam Bławat</dc:creator>
    <meta:document-statistic meta:table-count="0" meta:image-count="0" meta:object-count="0" meta:page-count="5" meta:paragraph-count="58" meta:word-count="801" meta:character-count="5696" meta:non-whitespace-character-count="4999"/>
  </office:meta>
</office:document-meta>
</file>